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8.00pt" fo:font-weight="normal" fo:font-family="Arial" style:font-family-asian="Arial" style:font-family-complex="Arial" fo:background-color="transparent" style:use-window-font-color="true"/>
    </style:style>
    <style:style style:name="T5" style:family="text">
      <style:text-properties fo:font-size="14.00pt" fo:font-weight="normal" fo:font-family="Arial" style:font-family-asian="Arial" style:font-family-complex="Arial"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0.00pt" fo:font-weight="bold" fo:font-family="'DejaVu Serif'" style:font-family-asian="'DejaVu Serif'" style:font-family-complex="'DejaVu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0.00pt" fo:font-weight="bold" fo:font-family="'DejaVu Serif'" style:font-family-asian="'DejaVu Serif'" style:font-family-complex="'DejaVu Serif'" fo:background-color="transparent" style:use-window-font-color="true"/>
    </style:style>
    <style:style style:name="T10" style:family="text">
      <style:text-properties fo:font-size="10.00pt" fo:font-weight="normal" fo:font-family="'DejaVu Serif'" style:font-family-asian="'DejaVu Serif'" style:font-family-complex="'DejaVu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normal" fo:font-family="'DejaVu Serif'" style:font-family-asian="'DejaVu Serif'" style:font-family-complex="'DejaVu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0.00pt" fo:font-weight="normal" fo:font-family="'DejaVu Serif'" style:font-family-asian="'DejaVu Serif'" style:font-family-complex="'DejaVu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bold" fo:font-family="'DejaVu Serif'" style:font-family-asian="'DejaVu Serif'" style:font-family-complex="'DejaVu Serif'" fo:background-color="transparent" style:use-window-font-color="true"/>
    </style:style>
    <style:style style:name="T17" style:family="text">
      <style:text-properties fo:font-size="10.00pt" fo:font-weight="normal" fo:font-family="'DejaVu Serif'" style:font-family-asian="'DejaVu Serif'" style:font-family-complex="'DejaVu Serif'" fo:background-color="transparent" style:use-window-font-color="true"/>
    </style:style>
    <style:style style:name="T18" style:family="text">
      <style:text-properties fo:font-size="10.00pt" fo:font-weight="bold" fo:font-family="'DejaVu Serif'" style:font-family-asian="'DejaVu Serif'" style:font-family-complex="'DejaVu Serif'" fo:background-color="transparent" style:use-window-font-color="true"/>
    </style:style>
    <style:style style:name="T19" style:family="text">
      <style:text-properties fo:font-size="10.00pt" fo:font-weight="normal" fo:font-family="'DejaVu Serif'" style:font-family-asian="'DejaVu Serif'" style:font-family-complex="'DejaVu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0.00pt" fo:font-weight="normal" fo:font-family="'DejaVu Serif'" style:font-family-asian="'DejaVu Serif'" style:font-family-complex="'DejaVu Serif'" fo:background-color="transparent" style:use-window-font-color="true"/>
    </style:style>
    <style:style style:name="T22" style:family="text">
      <style:text-properties fo:font-size="10.00pt" fo:font-weight="bold" fo:font-family="'DejaVu Serif'" style:font-family-asian="'DejaVu Serif'" style:font-family-complex="'DejaVu Serif'" fo:background-color="transparent" style:use-window-font-color="true"/>
    </style:style>
    <style:style style:name="T23" style:family="text">
      <style:text-properties fo:font-size="10.00pt" fo:font-weight="normal" fo:font-family="'DejaVu Serif'" style:font-family-asian="'DejaVu Serif'" style:font-family-complex="'DejaVu Serif'"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0.00pt" fo:font-weight="normal" fo:font-family="'DejaVu Serif'" style:font-family-asian="'DejaVu Serif'" style:font-family-complex="'DejaVu Serif'" fo:background-color="transparent" style:use-window-font-color="true"/>
    </style:style>
    <style:style style:name="T26" style:family="text">
      <style:text-properties fo:font-size="10.00pt" fo:font-weight="bold" fo:font-family="'DejaVu Serif'" style:font-family-asian="'DejaVu Serif'" style:font-family-complex="'DejaVu Serif'" fo:background-color="transparent" style:use-window-font-color="true"/>
    </style:style>
    <style:style style:name="T27" style:family="text">
      <style:text-properties fo:font-size="10.00pt" fo:font-weight="normal" fo:font-family="'DejaVu Serif'" style:font-family-asian="'DejaVu Serif'" style:font-family-complex="'DejaVu Serif'"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0.00pt" fo:font-weight="normal" fo:font-family="'DejaVu Serif'" style:font-family-asian="'DejaVu Serif'" style:font-family-complex="'DejaVu Serif'" fo:background-color="transparent" style:use-window-font-color="true"/>
    </style:style>
    <style:style style:name="T30" style:family="text">
      <style:text-properties fo:font-size="10.00pt" fo:font-weight="bold" fo:font-family="'DejaVu Serif'" style:font-family-asian="'DejaVu Serif'" style:font-family-complex="'DejaVu Serif'" fo:background-color="transparent" style:use-window-font-color="true"/>
    </style:style>
    <style:style style:name="T31" style:family="text">
      <style:text-properties fo:font-size="10.00pt" fo:font-weight="normal" fo:font-family="'DejaVu Serif'" style:font-family-asian="'DejaVu Serif'" style:font-family-complex="'DejaVu Serif'"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bold"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bold"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fo:margin-left="2.75pt" fo:text-indent="-2.75pt">
        <style:tab-stops>
          <style:tab-stop style:position="504.75pt"/>
        </style:tab-stops>
      </style:paragraph-properties>
    </style:style>
    <style:style style:name="P2" style:family="paragraph">
      <style:paragraph-properties fo:line-height="115.00%" fo:text-align="justify" fo:margin-top="8.50pt" fo:margin-bottom="4.25pt"/>
    </style:style>
    <style:style style:name="P3" style:family="paragraph">
      <style:paragraph-properties fo:line-height="100.00%" fo:text-align="justify" fo:margin-left="2.75pt" fo:text-indent="-2.75pt">
        <style:tab-stops>
          <style:tab-stop style:position="504.75pt"/>
        </style:tab-stops>
      </style:paragraph-properties>
    </style:style>
    <style:style style:name="P4" style:family="paragraph">
      <style:paragraph-properties fo:line-height="100.00%" fo:text-align="justify" fo:margin-left="2.75pt" fo:text-indent="-2.75pt">
        <style:tab-stops>
          <style:tab-stop style:position="504.75pt"/>
        </style:tab-stops>
      </style:paragraph-properties>
    </style:style>
    <style:style style:name="P5" style:family="paragraph">
      <style:paragraph-properties fo:line-height="115.00%" fo:text-align="justify" fo:margin-top="12.00pt" fo:margin-bottom="6.00pt"/>
    </style:style>
    <style:style style:name="P6" style:family="paragraph">
      <style:paragraph-properties fo:line-height="100.00%" fo:text-align="justify" fo:margin-left="2.75pt" fo:text-indent="-2.75pt">
        <style:tab-stops>
          <style:tab-stop style:position="504.75pt"/>
        </style:tab-stops>
      </style:paragraph-properties>
    </style:style>
    <style:style style:name="P7" style:family="paragraph">
      <style:paragraph-properties fo:line-height="115.00%" fo:text-align="justify" fo:margin-bottom="10.00pt"/>
    </style:style>
    <style:style style:name="P8" style:family="paragraph">
      <style:paragraph-properties fo:line-height="100.00%" fo:text-align="justify" fo:margin-left="2.75pt" fo:text-indent="-2.75pt">
        <style:tab-stops>
          <style:tab-stop style:position="504.75pt"/>
        </style:tab-stops>
      </style:paragraph-properties>
    </style:style>
    <style:style style:name="P9" style:family="paragraph">
      <style:paragraph-properties fo:line-height="115.00%" fo:text-align="justify" fo:margin-bottom="10.00pt"/>
    </style:style>
    <style:style style:name="P10" style:family="paragraph">
      <style:paragraph-properties fo:line-height="100.00%" fo:text-align="justify" fo:margin-left="2.75pt" fo:text-indent="-2.75pt">
        <style:tab-stops>
          <style:tab-stop style:position="504.75pt"/>
        </style:tab-stops>
      </style:paragraph-properties>
    </style:style>
    <style:style style:name="P11" style:family="paragraph">
      <style:paragraph-properties fo:line-height="115.00%" fo:text-align="justify" fo:margin-bottom="10.00pt"/>
    </style:style>
    <style:style style:name="P12" style:family="paragraph">
      <style:paragraph-properties fo:line-height="100.00%" fo:text-align="justify" fo:margin-left="2.75pt" fo:text-indent="-2.75pt">
        <style:tab-stops>
          <style:tab-stop style:position="504.75pt"/>
        </style:tab-stops>
      </style:paragraph-properties>
    </style:style>
    <style:style style:name="P13" style:family="paragraph">
      <style:paragraph-properties fo:line-height="115.00%" fo:text-align="justify" fo:margin-bottom="10.00pt"/>
    </style:style>
    <style:style style:name="P14" style:family="paragraph">
      <style:paragraph-properties fo:line-height="100.00%" fo:text-align="justify" fo:margin-left="2.75pt" fo:text-indent="-2.75pt">
        <style:tab-stops>
          <style:tab-stop style:position="504.75pt"/>
        </style:tab-stops>
      </style:paragraph-properties>
    </style:style>
    <style:style style:name="P15" style:family="paragraph">
      <style:paragraph-properties fo:line-height="115.00%" fo:text-align="justify" fo:margin-bottom="10.00pt"/>
    </style:style>
    <style:style style:name="P16" style:family="paragraph">
      <style:paragraph-properties fo:line-height="100.00%" fo:text-align="justify" fo:margin-left="2.75pt" fo:text-indent="-2.75pt">
        <style:tab-stops>
          <style:tab-stop style:position="504.75pt"/>
        </style:tab-stops>
      </style:paragraph-properties>
    </style:style>
    <style:style style:name="P17" style:family="paragraph">
      <style:paragraph-properties fo:line-height="115.00%" fo:text-align="justify" fo:margin-bottom="10.00pt"/>
    </style:style>
    <style:style style:name="P18" style:family="paragraph">
      <style:paragraph-properties fo:line-height="100.00%" fo:text-align="justify" fo:margin-left="2.75pt" fo:text-indent="-2.75pt">
        <style:tab-stops>
          <style:tab-stop style:position="504.75pt"/>
        </style:tab-stops>
      </style:paragraph-properties>
    </style:style>
    <style:style style:name="P19" style:family="paragraph">
      <style:paragraph-properties fo:line-height="115.00%" fo:text-align="justify" fo:margin-bottom="10.00pt"/>
    </style:style>
    <style:style style:name="P20" style:family="paragraph">
      <style:paragraph-properties fo:line-height="100.00%" fo:text-align="justify" fo:margin-left="2.75pt" fo:text-indent="-2.75pt">
        <style:tab-stops>
          <style:tab-stop style:position="504.75pt"/>
        </style:tab-stops>
      </style:paragraph-properties>
    </style:style>
    <style:style style:name="P21" style:family="paragraph">
      <style:paragraph-properties fo:line-height="115.00%" fo:text-align="justify" fo:margin-bottom="10.00pt"/>
    </style:style>
    <style:style style:name="P22" style:family="paragraph">
      <style:paragraph-properties fo:line-height="100.00%" fo:text-align="justify" fo:margin-left="2.75pt" fo:text-indent="-2.75pt">
        <style:tab-stops>
          <style:tab-stop style:position="504.75pt"/>
        </style:tab-stops>
      </style:paragraph-properties>
    </style:style>
    <style:style style:name="P23" style:family="paragraph">
      <style:paragraph-properties fo:line-height="115.00%" fo:text-align="justify" fo:margin-bottom="10.00pt"/>
    </style:style>
    <style:style style:name="P24" style:family="paragraph">
      <style:paragraph-properties fo:line-height="100.00%" fo:text-align="justify" fo:margin-left="2.75pt" fo:text-indent="-2.75pt">
        <style:tab-stops>
          <style:tab-stop style:position="504.75pt"/>
        </style:tab-stops>
      </style:paragraph-properties>
    </style:style>
    <style:style style:name="P25" style:family="paragraph">
      <style:paragraph-properties fo:line-height="115.00%" fo:text-align="justify" fo:margin-bottom="10.00pt"/>
    </style:style>
    <style:style style:name="P26" style:family="paragraph">
      <style:paragraph-properties fo:line-height="100.00%" fo:text-align="justify" fo:margin-left="2.75pt" fo:text-indent="-2.75pt">
        <style:tab-stops>
          <style:tab-stop style:position="504.75pt"/>
        </style:tab-stops>
      </style:paragraph-properties>
    </style:style>
    <style:style style:name="P27" style:family="paragraph">
      <style:paragraph-properties fo:line-height="115.00%" fo:text-align="justify" fo:margin-bottom="10.00pt"/>
    </style:style>
    <style:style style:name="P28" style:family="paragraph">
      <style:paragraph-properties fo:line-height="100.00%" fo:text-align="justify" fo:margin-left="2.75pt" fo:text-indent="-2.75pt">
        <style:tab-stops>
          <style:tab-stop style:position="504.75pt"/>
        </style:tab-stops>
      </style:paragraph-properties>
    </style:style>
    <style:style style:name="P29" style:family="paragraph">
      <style:paragraph-properties fo:line-height="115.00%" fo:text-align="justify" fo:margin-bottom="10.00pt"/>
    </style:style>
    <style:style style:name="P30" style:family="paragraph">
      <style:paragraph-properties fo:line-height="100.00%" fo:text-align="justify" fo:margin-left="2.75pt" fo:text-indent="-2.75pt">
        <style:tab-stops>
          <style:tab-stop style:position="504.75pt"/>
        </style:tab-stops>
      </style:paragraph-properties>
    </style:style>
    <style:style style:name="P31" style:family="paragraph">
      <style:paragraph-properties fo:line-height="115.00%" fo:text-align="justify" fo:margin-bottom="10.00pt"/>
    </style:style>
    <style:style style:name="P32" style:family="paragraph">
      <style:paragraph-properties fo:line-height="100.00%" fo:text-align="justify" fo:margin-left="2.75pt" fo:text-indent="-2.75pt">
        <style:tab-stops>
          <style:tab-stop style:position="504.75pt"/>
        </style:tab-stops>
      </style:paragraph-properties>
    </style:style>
    <style:style style:name="P33" style:family="paragraph">
      <style:paragraph-properties fo:line-height="115.00%" fo:text-align="justify" fo:margin-bottom="10.00pt"/>
    </style:style>
    <style:style style:name="P34" style:family="paragraph">
      <style:paragraph-properties fo:line-height="100.00%" fo:text-align="justify" fo:margin-left="2.75pt" fo:text-indent="-2.75pt">
        <style:tab-stops>
          <style:tab-stop style:position="504.75pt"/>
        </style:tab-stops>
      </style:paragraph-properties>
    </style:style>
    <style:style style:name="P35" style:family="paragraph">
      <style:paragraph-properties fo:line-height="115.00%" fo:text-align="justify" fo:margin-bottom="10.00pt"/>
    </style:style>
    <style:style style:name="P36" style:family="paragraph">
      <style:paragraph-properties fo:line-height="100.00%" fo:text-align="justify" fo:margin-left="2.75pt" fo:text-indent="-2.75pt">
        <style:tab-stops>
          <style:tab-stop style:position="504.75pt"/>
        </style:tab-stops>
      </style:paragraph-properties>
    </style:style>
    <style:style style:name="P37" style:family="paragraph">
      <style:paragraph-properties fo:line-height="115.00%" fo:text-align="justify" fo:margin-bottom="10.00pt"/>
    </style:style>
    <style:style style:name="P38" style:family="paragraph">
      <style:paragraph-properties fo:line-height="100.00%" fo:text-align="justify" fo:margin-left="2.75pt" fo:text-indent="-2.75pt">
        <style:tab-stops>
          <style:tab-stop style:position="504.75pt"/>
        </style:tab-stops>
      </style:paragraph-properties>
    </style:style>
    <style:style style:name="P39" style:family="paragraph">
      <style:paragraph-properties fo:line-height="115.00%" fo:text-align="justify" fo:margin-bottom="10.00pt"/>
    </style:style>
    <style:style style:name="TableColumn0100" style:family="table-column">
      <style:table-column-properties style:column-width="7.048611in"/>
    </style:style>
    <style:style style:name="Table01" style:family="table">
      <style:table-properties style:width="7.048611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34722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13889in solid #000000" fo:padding-left="0.038194in" fo:padding-right="0.038194in" fo:vertical-align="top" fo:background-color="#ffffff"/>
    </style:style>
    <style:style style:name="TableColumn0200" style:family="table-column">
      <style:table-column-properties style:column-width="7.048611in"/>
    </style:style>
    <style:style style:name="Table02" style:family="table">
      <style:table-properties style:width="7.048611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300" style:family="table-column">
      <style:table-column-properties style:column-width="7.048611in"/>
    </style:style>
    <style:style style:name="Table03" style:family="table">
      <style:table-properties style:width="7.048611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400" style:family="table-column">
      <style:table-column-properties style:column-width="7.048611in"/>
    </style:style>
    <style:style style:name="Table04" style:family="table">
      <style:table-properties style:width="7.048611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500" style:family="table-column">
      <style:table-column-properties style:column-width="7.048611in"/>
    </style:style>
    <style:style style:name="Table05" style:family="table">
      <style:table-properties style:width="7.048611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600" style:family="table-column">
      <style:table-column-properties style:column-width="7.048611in"/>
    </style:style>
    <style:style style:name="Table06" style:family="table">
      <style:table-properties style:width="7.048611in" fo:margin-left="0.000000in" style:writing-mode="lr" table:align="left" style:may-break-between-rows="true"/>
    </style:style>
    <style:style style:name="TableRow0600" style:family="table-row">
      <style:table-row-properties style:min-row-height="1.050694in"/>
    </style:style>
    <style:style style:name="TableCell06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700" style:family="table-column">
      <style:table-column-properties style:column-width="7.048611in"/>
    </style:style>
    <style:style style:name="Table07" style:family="table">
      <style:table-properties style:width="7.048611in" fo:margin-left="0.000000in" style:writing-mode="lr" table:align="left" style:may-break-between-rows="true"/>
    </style:style>
    <style:style style:name="TableRow0700" style:family="table-row">
      <style:table-row-properties style:min-row-height="1.224306in"/>
    </style:style>
    <style:style style:name="TableCell07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800" style:family="table-column">
      <style:table-column-properties style:column-width="7.048611in"/>
    </style:style>
    <style:style style:name="Table08" style:family="table">
      <style:table-properties style:width="7.048611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900" style:family="table-column">
      <style:table-column-properties style:column-width="7.048611in"/>
    </style:style>
    <style:style style:name="Table09" style:family="table">
      <style:table-properties style:width="7.048611in" fo:margin-left="0.000000in" style:writing-mode="lr" table:align="left" style:may-break-between-rows="true"/>
    </style:style>
    <style:style style:name="TableRow0900" style:family="table-row">
      <style:table-row-properties style:min-row-height="3.784722in"/>
    </style:style>
    <style:style style:name="TableCell09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office:automatic-styles>
  <office:body>
    <office:text>
      <table:table table:style-name="Table01">
        <table:table-column table:style-name="TableColumn0100"/>
        <table:table-row table:style-name="TableRow0100">
          <table:table-cell table:style-name="TableCell010000">
            <text:p text:style-name="P2"><draw:frame text:anchor-type="as-char" svg:width="177.01mm" svg:height="11.11mm" style:rel-width="scale" style:rel-height="scale"><draw:object-ole xlink:href="OleObj1"/><draw:image xlink:href="ObjectReplacements/OleObj1"/></draw:frame><text:span text:style-name="T2">Sistemas Operativos</text:span><text:span text:style-name="T3"/></text:p>
          </table:table-cell>
        </table:table-row>
        <table:table-row table:style-name="TableRow0101">
          <table:table-cell table:style-name="TableCell010100">
            <text:p text:style-name="P5"><text:span text:style-name="T4">Formulario de auto-evaluación</text:span></text:p>
            <text:p text:style-name="P5"><text:span text:style-name="T5">Modulo 2. Sesión 4. Comunicación entre procesos utilizando cauces</text:span><text:span text:style-name="T6"/></text:p>
          </table:table-cell>
        </table:table-row>
      </table:table>
      <text:p text:style-name="P7"><text:span text:style-name="T6"/></text:p>
      <text:p text:style-name="P7"><text:span text:style-name="T7">Nombre y apellidos: </text:span></text:p>
      <table:table table:style-name="Table02">
        <table:table-column table:style-name="TableColumn0200"/>
        <table:table-row table:style-name="TableRow0200">
          <table:table-cell table:style-name="TableCell020000">
            <text:p text:style-name="P9"><text:span text:style-name="T8">Javier Martín Gómez</text:span></text:p>
          </table:table-cell>
        </table:table-row>
      </table:table>
      <text:p text:style-name="P11"><text:span text:style-name="T8"/></text:p>
      <text:p text:style-name="P11"><text:span text:style-name="T9">a) Cuestionario de actitud frente al trabajo.</text:span></text:p>
      <text:p text:style-name="P11"><text:span text:style-name="T10">El tiempo que he dedicado a la preparación de la sesión antes de asistir al laboratorio ha sido de …... minutos.</text:span></text:p>
      <text:p text:style-name="P11"><text:span text:style-name="T10">1. He resuelto todas las dudas que tenía antes de iniciar la sesión de prácticas: …... (si/no). En caso de haber contestado “no”, indica los motivos por los que no las has resuelto:</text:span></text:p>
      <table:table table:style-name="Table03">
        <table:table-column table:style-name="TableColumn0300"/>
        <table:table-row table:style-name="TableRow0300">
          <table:table-cell table:style-name="TableCell030000">
            <text:p text:style-name="P13"><text:span text:style-name="T11"/></text:p>
            <text:p text:style-name="P13"><text:span text:style-name="T11"/></text:p>
            <text:p text:style-name="P13"><text:span text:style-name="T11"/></text:p>
            <text:p text:style-name="P13"><text:span text:style-name="T11"/></text:p>
          </table:table-cell>
        </table:table-row>
      </table:table>
      <text:p text:style-name="P15"><text:span text:style-name="T11"/></text:p>
      <text:p text:style-name="P15"><text:span text:style-name="T12">2. Tengo que trabajar algo más los conceptos sobre:</text:span></text:p>
      <table:table table:style-name="Table04">
        <table:table-column table:style-name="TableColumn0400"/>
        <table:table-row table:style-name="TableRow0400">
          <table:table-cell table:style-name="TableCell040000">
            <text:p text:style-name="P17"><text:span text:style-name="T13"/></text:p>
            <text:p text:style-name="P17"><text:span text:style-name="T13"/></text:p>
            <text:p text:style-name="P17"><text:span text:style-name="T13"/></text:p>
            <text:p text:style-name="P17"><text:span text:style-name="T13"/></text:p>
          </table:table-cell>
        </table:table-row>
      </table:table>
      <text:p text:style-name="P19"><text:span text:style-name="T13"/></text:p>
      <text:p text:style-name="P19"><text:span text:style-name="T14">3. Comentarios y sugerencias:</text:span></text:p>
      <table:table table:style-name="Table05">
        <table:table-column table:style-name="TableColumn0500"/>
        <table:table-row table:style-name="TableRow0500">
          <table:table-cell table:style-name="TableCell050000">
            <text:p text:style-name="P21"><text:span text:style-name="T15"/></text:p>
            <text:p text:style-name="P21"><text:span text:style-name="T15"/></text:p>
            <text:p text:style-name="P21"><text:span text:style-name="T15"/></text:p>
            <text:p text:style-name="P21"><text:span text:style-name="T15"/></text:p>
          </table:table-cell>
        </table:table-row>
      </table:table>
      <text:p text:style-name="P23"><text:span text:style-name="T15"/></text:p>
      <text:p text:style-name="P23"><text:span text:style-name="T16">b) Cuestionario de conocimientos adquiridos.</text:span></text:p>
      <text:p text:style-name="P23"><text:span text:style-name="T17">Mi solución al<text:s/></text:span><text:span text:style-name="T18">ejercicio 1</text:span><text:span text:style-name="T19"><text:s/>ha sido:</text:span></text:p>
      <table:table table:style-name="Table06">
        <table:table-column table:style-name="TableColumn0600"/>
        <table:table-row table:style-name="TableRow0600">
          <table:table-cell table:style-name="TableCell060000">
            <text:p text:style-name="P25"><text:span text:style-name="T20">- Para el correcto funcionamiendo del productor/consumidor primero tenemos que ejecutar el programa consumidor, ya sea en un terminal en segundo plano o en primer plano. Una vez iniciado el proceso consumidor y apodemos ejecutar el productor pasándole como parámetro enrte comillas el string a escribir. COmo el consumidor está en un bucle infinito esperando a la entrada estándar, imprimirá el mensaje recibido inmediatamente, hasta recibir la cadena "fin".</text:span></text:p>
            <text:p text:style-name="P25"><text:span text:style-name="T20">- Queda reflejado que estamos usando un cauce FIFO porque permanece el archivo FIFO que hemos usado para la comunicación</text:span></text:p>
            <text:p text:style-name="P25"><text:span text:style-name="T20"/></text:p>
            <text:p text:style-name="P25"><text:span text:style-name="T20"/></text:p>
            <text:p text:style-name="P25"><text:span text:style-name="T20"/></text:p>
          </table:table-cell>
        </table:table-row>
      </table:table>
      <text:p text:style-name="P27"><text:span text:style-name="T20"/></text:p>
      <text:p text:style-name="P27"><text:span text:style-name="T21">Mi solución a la<text:s/></text:span><text:span text:style-name="T22">ejercicio 2</text:span><text:span text:style-name="T23"><text:s/>ha sido:</text:span></text:p>
      <table:table table:style-name="Table07">
        <table:table-column table:style-name="TableColumn0700"/>
        <table:table-row table:style-name="TableRow0700">
          <table:table-cell table:style-name="TableCell070000">
            <text:p text:style-name="P29"><text:span text:style-name="T24">- Lo primero que hace es crear un cauce con la orden pipe, pasándole como parámetro el vector de enteros fd, lo cual asigna por defecto el modo lectura a fd[0] y el de escritura a fd[1].</text:span></text:p>
            <text:p text:style-name="P29"><text:span text:style-name="T24">- Después crea el hijo con la orden fork. Seguidamente entramos en la zona de código del hijo comprobando que el PID sea 0, y lo primero que hace es cerrar el descriptor de lectura del mismo. Depsués envía el mensaje a través del cauce usando el descriptor de escritura fd[1], mediante la orden write.</text:span></text:p>
            <text:p text:style-name="P29"><text:span text:style-name="T24">- En la zona de código del proceso padre, en cambio, lo primero que hacemos es cerrar el descriptor de escritura fd[1] y seguidamente lee los datos del cauce usando el descriptor de lectura fd[0], mediante la orden read. Por último imprime el número de bytes de la cadena recibida y la misma cadena.</text:span></text:p>
            <text:p text:style-name="P29"><text:span text:style-name="T24">- Hecho esto hemos cnoseguido la comunicación por cauces deseada en la dirección deseada, la cual también se podría hacer al revés.</text:span></text:p>
            <text:p text:style-name="P29"><text:span text:style-name="T24"/></text:p>
            <text:p text:style-name="P29"><text:span text:style-name="T24"/></text:p>
          </table:table-cell>
        </table:table-row>
      </table:table>
      <text:p text:style-name="P31"><text:span text:style-name="T24"/></text:p>
      <text:p text:style-name="P31"><text:span text:style-name="T25">Mi solución a la<text:s/></text:span><text:span text:style-name="T26">ejercicio 4</text:span><text:span text:style-name="T27"><text:s/>ha sido:</text:span></text:p>
      <table:table table:style-name="Table08">
        <table:table-column table:style-name="TableColumn0800"/>
        <table:table-row table:style-name="TableRow0800">
          <table:table-cell table:style-name="TableCell080000">
            <text:p text:style-name="P33"><text:span text:style-name="T28">- Las direfencias a nivel de código son que el primer programa usa la orden close para cerrar la salida estándar y así dejar la entrada del descriptor de lectura del hijo libre y luego dup para duplicar el descriptor de escritura en el cauce. Lo mismo hae con el proceso padre pero con la entrada estándar.</text:span></text:p>
            <text:p text:style-name="P33"><text:span text:style-name="T28">- El segundo usa solamente la orden dup2, que hace lo mismo que las otras dos juntas en una sola orden, cerrando el descriptor antiguo y duplicando el descriptor después. Se garantiza que la llamada es atómica, por lo que si por ejemplo, si llega una señal akl proceso, toda la operación transcurrirá antes de devolverle el control al núcleo para gestionar la señal.</text:span></text:p>
            <text:p text:style-name="P33"><text:span text:style-name="T28">- Así pues hemos creado un cauce en el que el proceso hijo ejecuta la orden ls y lo redirecciona al descriptor de escritura de salida deseado, no a la salida estándar, con lo cual el proceso padre, en el que también hemos redirigido la entrada para que no sea la estándar, recibe la información de la orden que ejecutó el hijo y seguidamente ejecuta la orden sort. Con la salida que da el programa podemos comprobar que el cauce se ha efectuado correctamente.</text:span></text:p>
            <text:p text:style-name="P33"><text:span text:style-name="T28"/></text:p>
            <text:p text:style-name="P33"><text:span text:style-name="T28"/></text:p>
            <text:p text:style-name="P33"><text:span text:style-name="T28"/></text:p>
          </table:table-cell>
        </table:table-row>
      </table:table>
      <text:p text:style-name="P35"><text:span text:style-name="T28"/></text:p>
      <text:p text:style-name="P35"><text:span text:style-name="T29">Mi solución a la<text:s/></text:span><text:span text:style-name="T30">ejercicio 5</text:span><text:span text:style-name="T31"><text:s/>ha sido:</text:span></text:p>
      <table:table table:style-name="Table09">
        <table:table-column table:style-name="TableColumn0900"/>
        <table:table-row table:style-name="TableRow0900">
          <table:table-cell table:style-name="TableCell090000">
            <text:p text:style-name="P37"><text:span text:style-name="T33">//MAESTRO</text:span><text:span text:style-name="T34"/></text:p>
            <text:p text:style-name="P37"><text:span text:style-name="T34"/></text:p>
            <text:p text:style-name="P37"><text:span text:style-name="T34">#include&lt;sys/types.h&gt;</text:span></text:p>
            <text:p text:style-name="P37"><text:span text:style-name="T34">#include&lt;unistd.h&gt;</text:span></text:p>
            <text:p text:style-name="P37"><text:span text:style-name="T34">#include&lt;stdio.h&gt;</text:span></text:p>
            <text:p text:style-name="P37"><text:span text:style-name="T34">#include&lt;errno.h&gt;</text:span></text:p>
            <text:p text:style-name="P37"><text:span text:style-name="T34">#include&lt;stdlib.h&gt;</text:span></text:p>
            <text:p text:style-name="P37"><text:span text:style-name="T34">#include&lt;fcntl.h&gt;</text:span></text:p>
            <text:p text:style-name="P37"><text:span text:style-name="T34"/></text:p>
            <text:p text:style-name="P37"><text:span text:style-name="T34"/></text:p>
            <text:p text:style-name="P37"><text:span text:style-name="T34">int main(int argc, char *argv[]) {</text:span></text:p>
            <text:p text:style-name="P37"><text:span text:style-name="T34"/></text:p>
            <text:p text:style-name="P37"><text:span text:style-name="T34"><text:s text:c="4"/>int i, estado;</text:span></text:p>
            <text:p text:style-name="P37"><text:span text:style-name="T34"><text:s text:c="4"/>pid_t pid;</text:span></text:p>
            <text:p text:style-name="P37"><text:span text:style-name="T34"><text:s text:c="4"/>int min1=0,max1=0,min2=0,max2=0;</text:span></text:p>
            <text:p text:style-name="P37"><text:span text:style-name="T34"><text:s text:c="4"/>int fd[2];</text:span></text:p>
            <text:p text:style-name="P37"><text:span text:style-name="T34"><text:s text:c="4"/>char *n[4];</text:span></text:p>
            <text:p text:style-name="P37"><text:span text:style-name="T34"><text:s text:c="4"/>char aux1[20];</text:span></text:p>
            <text:p text:style-name="P37"><text:span text:style-name="T34"><text:s text:c="4"/>char aux2[20];</text:span></text:p>
            <text:p text:style-name="P37"><text:span text:style-name="T34"><text:s text:c="4"/>char buffer[80];</text:span></text:p>
            <text:p text:style-name="P37"><text:span text:style-name="T34"><text:s text:c="4"/>int final=0;</text:span></text:p>
            <text:p text:style-name="P37"><text:span text:style-name="T34"><text:s text:c="4"/>if (argc==3) {//si los argumentos son correctos</text:span></text:p>
            <text:p text:style-name="P37"><text:span text:style-name="T34"><text:s text:c="8"/>min1=strtol(argv[1],NULL,10);//min1 es el primer argumento</text:span></text:p>
            <text:p text:style-name="P37"><text:span text:style-name="T34"><text:s text:c="8"/>max2=strtol(argv[2],NULL,10);//max2 es el segundo argumento</text:span></text:p>
            <text:p text:style-name="P37"><text:span text:style-name="T34"><text:s text:c="4"/>}</text:span></text:p>
            <text:p text:style-name="P37"><text:span text:style-name="T34"/></text:p>
            <text:p text:style-name="P37"><text:span text:style-name="T34"/></text:p>
            <text:p text:style-name="P37"><text:span text:style-name="T34"><text:s text:c="4"/>pipe(fd); // Llamada al sistema para crear un pipe</text:span></text:p>
            <text:p text:style-name="P37"><text:span text:style-name="T34"/></text:p>
            <text:p text:style-name="P37"><text:span text:style-name="T34"/></text:p>
            <text:p text:style-name="P37"><text:span text:style-name="T34">//se organizan los rangos</text:span></text:p>
            <text:p text:style-name="P37"><text:span text:style-name="T34"><text:s text:c="4"/>max1=(max2+min1)/2;//calculamos max1</text:span></text:p>
            <text:p text:style-name="P37"><text:span text:style-name="T34"><text:s text:c="4"/>min2=max1+1;//calculamos min2</text:span></text:p>
            <text:p text:style-name="P37"><text:span text:style-name="T34"><text:s text:c="4"/>printf("Esclavo1 calcula el rango %d, %d .\n",min1,max1);</text:span></text:p>
            <text:p text:style-name="P37"><text:span text:style-name="T34"><text:s text:c="4"/>sprintf(aux1,"%d",min1);</text:span></text:p>
            <text:p text:style-name="P37"><text:span text:style-name="T34"><text:s text:c="4"/>sprintf(aux2,"%d",max1);</text:span></text:p>
            <text:p text:style-name="P37"><text:span text:style-name="T34"><text:tab/></text:span></text:p>
            <text:p text:style-name="P37"><text:span text:style-name="T34"><text:tab/>//creamos la cadena de caracteres para llamar al subprograma</text:span></text:p>
            <text:p text:style-name="P37"><text:span text:style-name="T34"><text:s text:c="4"/>n[0]="./primo";</text:span></text:p>
            <text:p text:style-name="P37"><text:span text:style-name="T34"><text:s text:c="4"/>n[1]=aux1;</text:span></text:p>
            <text:p text:style-name="P37"><text:span text:style-name="T34"><text:s text:c="4"/>n[2]=aux2;</text:span></text:p>
            <text:p text:style-name="P37"><text:span text:style-name="T34"><text:s text:c="4"/>n[3]=NULL;//hay que dejar const<text:s text:c="2"/>al final del vector.</text:span></text:p>
            <text:p text:style-name="P37"><text:span text:style-name="T34"/></text:p>
            <text:p text:style-name="P37"><text:span text:style-name="T34">//---------se lanza al primer hijo y calcula el primer rango--------------</text:span></text:p>
            <text:p text:style-name="P37"><text:span text:style-name="T34"/></text:p>
            <text:p text:style-name="P37"><text:span text:style-name="T34"><text:s text:c="4"/>if ((pid = fork())&lt;0) {//creamos un hijo</text:span></text:p>
            <text:p text:style-name="P37"><text:span text:style-name="T34"><text:s text:c="8"/>perror("Error en fork\n");</text:span></text:p>
            <text:p text:style-name="P37"><text:span text:style-name="T34"><text:s text:c="8"/>exit(-1);</text:span></text:p>
            <text:p text:style-name="P37"><text:span text:style-name="T34"><text:s text:c="4"/>}</text:span></text:p>
            <text:p text:style-name="P37"><text:span text:style-name="T34"><text:s text:c="4"/>if (pid==0) {//estamos en la ejecucion del hijo</text:span></text:p>
            <text:p text:style-name="P37"><text:span text:style-name="T34"><text:s text:c="8"/>//Establecer la dirección del flujo de datos en el cauce cerrando</text:span></text:p>
            <text:p text:style-name="P37"><text:span text:style-name="T34"><text:s text:c="8"/>// el descriptor de lectura de cauce en el proceso hijo</text:span></text:p>
            <text:p text:style-name="P37"><text:span text:style-name="T34"><text:s text:c="8"/>close(fd[0]);</text:span></text:p>
            <text:p text:style-name="P37"><text:span text:style-name="T34"/></text:p>
            <text:p text:style-name="P37"><text:span text:style-name="T34"><text:s text:c="8"/>//Redirigir la salida estándar para enviar datos al cauce</text:span></text:p>
            <text:p text:style-name="P37"><text:span text:style-name="T34"><text:s text:c="8"/>//--------------------------------------------------------</text:span></text:p>
            <text:p text:style-name="P37"><text:span text:style-name="T34"><text:s text:c="8"/>//Cerrar la salida estándar del proceso hijo</text:span></text:p>
            <text:p text:style-name="P37"><text:span text:style-name="T34"><text:s text:c="8"/>close(STDOUT_FILENO);</text:span></text:p>
            <text:p text:style-name="P37"><text:span text:style-name="T34"/></text:p>
            <text:p text:style-name="P37"><text:span text:style-name="T34"><text:s text:c="8"/>//Duplicar el descriptor de escritura en cauce en el descriptor</text:span></text:p>
            <text:p text:style-name="P37"><text:span text:style-name="T34"><text:s text:c="8"/>//correspondiente a la salida estándar (stdout)</text:span></text:p>
            <text:p text:style-name="P37"><text:span text:style-name="T34"><text:s text:c="8"/>dup(fd[1]);</text:span></text:p>
            <text:p text:style-name="P37"><text:span text:style-name="T34"><text:s text:c="8"/>if ((execv("./primo",n))&lt;0) {//ejecutamos el subprigrma primo con los argumentos almacenados en el vectro de caracteres n</text:span></text:p>
            <text:p text:style-name="P37"><text:span text:style-name="T34"><text:s text:c="12"/>perror("\nError en el execv");</text:span></text:p>
            <text:p text:style-name="P37"><text:span text:style-name="T34"><text:s text:c="12"/>exit(-1);</text:span></text:p>
            <text:p text:style-name="P37"><text:span text:style-name="T34"><text:s text:c="8"/>}</text:span></text:p>
            <text:p text:style-name="P37"><text:span text:style-name="T34"><text:s text:c="8"/>exit(0);</text:span></text:p>
            <text:p text:style-name="P37"><text:span text:style-name="T34"><text:s text:c="4"/>}</text:span></text:p>
            <text:p text:style-name="P37"><text:span text:style-name="T34"/></text:p>
            <text:p text:style-name="P37"><text:span text:style-name="T34"/></text:p>
            <text:p text:style-name="P37"><text:span text:style-name="T34"/></text:p>
            <text:p text:style-name="P37"><text:span text:style-name="T34"><text:s text:c="4"/>sleep(1);//hacemos sleep para que se puedan aprecias las ejecuciones de los esclavos</text:span></text:p>
            <text:p text:style-name="P37"><text:span text:style-name="T34"/></text:p>
            <text:p text:style-name="P37"><text:span text:style-name="T34"><text:tab/>// calcula el segundo rango--------------</text:span></text:p>
            <text:p text:style-name="P37"><text:span text:style-name="T34"/></text:p>
            <text:p text:style-name="P37"><text:span text:style-name="T34"><text:s text:c="4"/>printf("Esclavo2 calcula el rango %d, %d .\n",min2,max2);</text:span></text:p>
            <text:p text:style-name="P37"><text:span text:style-name="T34"><text:s text:c="4"/>sprintf(aux1,"%d",min2);</text:span></text:p>
            <text:p text:style-name="P37"><text:span text:style-name="T34"><text:s text:c="4"/>sprintf(aux2,"%d",max2);</text:span></text:p>
            <text:p text:style-name="P37"><text:span text:style-name="T34"><text:tab/>//creamos la cadena de caracteres para llamar al subprograma</text:span></text:p>
            <text:p text:style-name="P37"><text:span text:style-name="T34"><text:s text:c="4"/>n[0]="./primo";</text:span></text:p>
            <text:p text:style-name="P37"><text:span text:style-name="T34"><text:s text:c="4"/>n[1]=aux1;</text:span></text:p>
            <text:p text:style-name="P37"><text:span text:style-name="T34"><text:s text:c="4"/>n[2]=aux2;</text:span></text:p>
            <text:p text:style-name="P37"><text:span text:style-name="T34"><text:s text:c="4"/>n[3]=NULL;//hay que dejar const<text:s text:c="2"/>al final del vector.</text:span></text:p>
            <text:p text:style-name="P37"><text:span text:style-name="T34"/></text:p>
            <text:p text:style-name="P37"><text:span text:style-name="T34"/></text:p>
            <text:p text:style-name="P37"><text:span text:style-name="T34"><text:tab/>//---------se lanza al segundo hijo</text:span></text:p>
            <text:p text:style-name="P37"><text:span text:style-name="T34"><text:s text:c="4"/>if ((pid = fork())&lt;0) {//creamos el hijo</text:span></text:p>
            <text:p text:style-name="P37"><text:span text:style-name="T34"><text:s text:c="8"/>perror("Error en fork\n");</text:span></text:p>
            <text:p text:style-name="P37"><text:span text:style-name="T34"><text:s text:c="8"/>exit(-1);</text:span></text:p>
            <text:p text:style-name="P37"><text:span text:style-name="T34"><text:s text:c="4"/>}</text:span></text:p>
            <text:p text:style-name="P37"><text:span text:style-name="T34"><text:s text:c="4"/>if (pid==0) {//estmaos en la ejecucion del hijo</text:span></text:p>
            <text:p text:style-name="P37"><text:span text:style-name="T34"><text:s text:c="8"/>//Establecer la dirección del flujo de datos en el cauce cerrando</text:span></text:p>
            <text:p text:style-name="P37"><text:span text:style-name="T34"><text:s text:c="8"/>// el descriptor de lectura de cauce en el proceso hijo</text:span></text:p>
            <text:p text:style-name="P37"><text:span text:style-name="T34"><text:s text:c="8"/>close(fd[0]);</text:span></text:p>
            <text:p text:style-name="P37"><text:span text:style-name="T34"/></text:p>
            <text:p text:style-name="P37"><text:span text:style-name="T34"><text:s text:c="8"/>//Redirigir la salida estándar para enviar datos al cauce</text:span></text:p>
            <text:p text:style-name="P37"><text:span text:style-name="T34"><text:s text:c="8"/>//--------------------------------------------------------</text:span></text:p>
            <text:p text:style-name="P37"><text:span text:style-name="T34"><text:s text:c="8"/>//Cerrar la salida estándar del proceso hijo</text:span></text:p>
            <text:p text:style-name="P37"><text:span text:style-name="T34"><text:s text:c="8"/>close(STDOUT_FILENO);</text:span></text:p>
            <text:p text:style-name="P37"><text:span text:style-name="T34"/></text:p>
            <text:p text:style-name="P37"><text:span text:style-name="T34"><text:s text:c="8"/>//Duplicar el descriptor de escritura en cauce en el descriptor</text:span></text:p>
            <text:p text:style-name="P37"><text:span text:style-name="T34"><text:s text:c="8"/>//correspondiente a la salida estándar (stdout)</text:span></text:p>
            <text:p text:style-name="P37"><text:span text:style-name="T34"><text:s text:c="8"/>dup(fd[1]);</text:span></text:p>
            <text:p text:style-name="P37"><text:span text:style-name="T34"><text:s text:c="8"/>if ((execv("./primo",n))&lt;0) {//ejecutamos el subprigrma primo con los argumentos almacenados en el vectro de caracteres n</text:span></text:p>
            <text:p text:style-name="P37"><text:span text:style-name="T34"><text:s text:c="12"/>perror("\nError en el execv");</text:span></text:p>
            <text:p text:style-name="P37"><text:span text:style-name="T34"><text:s text:c="12"/>exit(-1);</text:span></text:p>
            <text:p text:style-name="P37"><text:span text:style-name="T34"><text:s text:c="8"/>}</text:span></text:p>
            <text:p text:style-name="P37"><text:span text:style-name="T34"><text:s text:c="8"/>exit(0);</text:span></text:p>
            <text:p text:style-name="P37"><text:span text:style-name="T34"><text:s text:c="4"/>}</text:span></text:p>
            <text:p text:style-name="P37"><text:span text:style-name="T34"/></text:p>
            <text:p text:style-name="P37"><text:span text:style-name="T34"/></text:p>
            <text:p text:style-name="P37"><text:span text:style-name="T34"><text:s text:c="4"/>sleep(1);</text:span></text:p>
            <text:p text:style-name="P37"><text:span text:style-name="T34"><text:s text:c="4"/>//esperamos a que termine los hijos.</text:span></text:p>
            <text:p text:style-name="P37"><text:span text:style-name="T34"><text:s text:c="4"/>pid=wait(&amp;estado);</text:span></text:p>
            <text:p text:style-name="P37"><text:span text:style-name="T34"><text:s text:c="4"/>pid=wait(&amp;estado);</text:span></text:p>
            <text:p text:style-name="P37"><text:span text:style-name="T34"/></text:p>
            <text:p text:style-name="P37"><text:span text:style-name="T34"/></text:p>
            <text:p text:style-name="P37"><text:span text:style-name="T34"><text:s text:c="4"/>// Estoy en el proceso padre porque PID != 0</text:span></text:p>
            <text:p text:style-name="P37"><text:span text:style-name="T34"/></text:p>
            <text:p text:style-name="P37"><text:span text:style-name="T34"><text:s text:c="4"/>//Establecer la dirección del flujo de datos en el cauce cerrando</text:span></text:p>
            <text:p text:style-name="P37"><text:span text:style-name="T34"><text:s text:c="4"/>// el descriptor de escritura en el cauce del proceso padre.</text:span></text:p>
            <text:p text:style-name="P37"><text:span text:style-name="T34"><text:s text:c="4"/>close(fd[1]);</text:span></text:p>
            <text:p text:style-name="P37"><text:span text:style-name="T34"/></text:p>
            <text:p text:style-name="P37"><text:span text:style-name="T34"><text:s text:c="4"/>//Redirigir la entrada estándar para tomar los datos del cauce.</text:span></text:p>
            <text:p text:style-name="P37"><text:span text:style-name="T34"><text:s text:c="4"/>//Cerrar la entrada estándar del proceso padre</text:span></text:p>
            <text:p text:style-name="P37"><text:span text:style-name="T34"><text:s text:c="4"/>close(STDIN_FILENO);</text:span></text:p>
            <text:p text:style-name="P37"><text:span text:style-name="T34"/></text:p>
            <text:p text:style-name="P37"><text:span text:style-name="T34"><text:s text:c="4"/>//Duplicar el descriptor de lectura de cauce en el descriptor</text:span></text:p>
            <text:p text:style-name="P37"><text:span text:style-name="T34"><text:s text:c="4"/>//correspondiente a la entrada estándar (stdin)</text:span></text:p>
            <text:p text:style-name="P37"><text:span text:style-name="T34"><text:s text:c="4"/>dup(fd[0]);</text:span></text:p>
            <text:p text:style-name="P37"><text:span text:style-name="T34"><text:s text:c="4"/>if ((final=read(fd[0],buffer,sizeof(buffer)))&lt;0) {</text:span></text:p>
            <text:p text:style-name="P37"><text:span text:style-name="T34"><text:s text:c="8"/>perror("\nError en el read");</text:span></text:p>
            <text:p text:style-name="P37"><text:span text:style-name="T34"><text:s text:c="8"/>exit(-1);</text:span></text:p>
            <text:p text:style-name="P37"><text:span text:style-name="T34"><text:s text:c="4"/>}</text:span></text:p>
            <text:p text:style-name="P37"><text:span text:style-name="T34"><text:s text:c="4"/>else { //pasamos buffer a otra cadena ya que buffer tiene basura al final.</text:span></text:p>
            <text:p text:style-name="P37"><text:span text:style-name="T34"><text:s text:c="8"/>char salida[final];</text:span></text:p>
            <text:p text:style-name="P37"><text:span text:style-name="T34"><text:s text:c="8"/>for(i=0; i&lt;=final; i++) {</text:span></text:p>
            <text:p text:style-name="P37"><text:span text:style-name="T34"><text:s text:c="12"/>salida[i]=buffer[i];</text:span></text:p>
            <text:p text:style-name="P37"><text:span text:style-name="T34"><text:s text:c="8"/>}</text:span></text:p>
            <text:p text:style-name="P37"><text:span text:style-name="T34"><text:s text:c="8"/>printf("\nLos primos en el rango (%d, %d), son:\n%s",min1,max2,salida);//mostramso la salida.</text:span></text:p>
            <text:p text:style-name="P37"><text:span text:style-name="T34"><text:s text:c="4"/>}</text:span></text:p>
            <text:p text:style-name="P37"><text:span text:style-name="T34"/></text:p>
            <text:p text:style-name="P37"><text:span text:style-name="T34"><text:s text:c="4"/>return 0;</text:span></text:p>
            <text:p text:style-name="P37"><text:span text:style-name="T34">}</text:span></text:p>
            <text:p text:style-name="P37"><text:span text:style-name="T34"/></text:p>
            <text:p text:style-name="P37"><text:span text:style-name="T34"/></text:p>
            <text:p text:style-name="P37"><text:span text:style-name="T35">//ESCLAVO</text:span><text:span text:style-name="T36"/></text:p>
            <text:p text:style-name="P37"><text:span text:style-name="T36"/></text:p>
            <text:p text:style-name="P37"><text:span text:style-name="T36">#include&lt;sys/types.h&gt;</text:span></text:p>
            <text:p text:style-name="P37"><text:span text:style-name="T36">#include&lt;fcntl.h&gt;</text:span></text:p>
            <text:p text:style-name="P37"><text:span text:style-name="T36">#include&lt;unistd.h&gt;</text:span></text:p>
            <text:p text:style-name="P37"><text:span text:style-name="T36">#include&lt;stdio.h&gt;</text:span></text:p>
            <text:p text:style-name="P37"><text:span text:style-name="T36">#include&lt;stdlib.h&gt;</text:span></text:p>
            <text:p text:style-name="P37"><text:span text:style-name="T36">#include&lt;errno.h&gt;</text:span></text:p>
            <text:p text:style-name="P37"><text:span text:style-name="T36">#include&lt;math.h&gt;</text:span></text:p>
            <text:p text:style-name="P37"><text:span text:style-name="T36">int es_primo(int x) {</text:span></text:p>
            <text:p text:style-name="P37"><text:span text:style-name="T36"><text:s text:c="4"/>int b=1;</text:span></text:p>
            <text:p text:style-name="P37"><text:span text:style-name="T36"><text:s text:c="4"/>int c;</text:span></text:p>
            <text:p text:style-name="P37"><text:span text:style-name="T36"><text:s text:c="4"/>for(c=2; c&lt;x &amp;&amp; b==1; c+=2) {</text:span></text:p>
            <text:p text:style-name="P37"><text:span text:style-name="T36"><text:s text:c="8"/>if(x%c==0) b=0;</text:span></text:p>
            <text:p text:style-name="P37"><text:span text:style-name="T36"><text:s text:c="4"/>}</text:span></text:p>
            <text:p text:style-name="P37"><text:span text:style-name="T36"><text:s text:c="4"/>return b;</text:span></text:p>
            <text:p text:style-name="P37"><text:span text:style-name="T36">}</text:span></text:p>
            <text:p text:style-name="P37"><text:span text:style-name="T36"/></text:p>
            <text:p text:style-name="P37"><text:span text:style-name="T36"/></text:p>
            <text:p text:style-name="P37"><text:span text:style-name="T36">int main(int argc, char *argv[]) {</text:span></text:p>
            <text:p text:style-name="P37"><text:span text:style-name="T36"><text:s text:c="4"/>int min,max;</text:span></text:p>
            <text:p text:style-name="P37"><text:span text:style-name="T36"><text:s text:c="4"/>if(argc&gt;1) {//si los argumentos son correctos</text:span></text:p>
            <text:p text:style-name="P37"><text:span text:style-name="T36"><text:s text:c="8"/>int i;</text:span></text:p>
            <text:p text:style-name="P37"><text:span text:style-name="T36"><text:s text:c="8"/>min=strtol(argv[1],NULL,10);//min es el primer argumento</text:span></text:p>
            <text:p text:style-name="P37"><text:span text:style-name="T36"><text:s text:c="8"/>max=strtol(argv[2],NULL,10);//max es el segundo argumento</text:span></text:p>
            <text:p text:style-name="P37"><text:span text:style-name="T36"/></text:p>
            <text:p text:style-name="P37"><text:span text:style-name="T36"><text:s text:c="8"/>for(i=min; i&lt;=max; i++) {//devuelve los numeros primos entre el intervalo de [min,max]</text:span></text:p>
            <text:p text:style-name="P37"><text:span text:style-name="T36"><text:s text:c="12"/>if(es_primo(i)==1) {</text:span></text:p>
            <text:p text:style-name="P37"><text:span text:style-name="T36"><text:s text:c="16"/>printf("%d\n",i);</text:span></text:p>
            <text:p text:style-name="P37"><text:span text:style-name="T36"><text:s text:c="12"/>}</text:span></text:p>
            <text:p text:style-name="P37"><text:span text:style-name="T36"><text:s text:c="8"/>}</text:span></text:p>
            <text:p text:style-name="P37"><text:span text:style-name="T36"><text:s text:c="4"/>}</text:span></text:p>
            <text:p text:style-name="P37"><text:span text:style-name="T36"><text:s text:c="4"/>else{//si los argumentos no son correctos</text:span></text:p>
            <text:p text:style-name="P37"><text:span text:style-name="T36"><text:tab/><text:tab/>printf("faltan argumentos");</text:span></text:p>
            <text:p text:style-name="P37"><text:span text:style-name="T36"><text:tab/><text:s text:c="4"/>exit(0);</text:span></text:p>
            <text:p text:style-name="P37"><text:span text:style-name="T36"><text:tab/>}</text:span></text:p>
            <text:p text:style-name="P37"><text:span text:style-name="T36"><text:tab/>return 0;</text:span></text:p>
            <text:p text:style-name="P37"><text:span text:style-name="T36">}</text:span></text:p>
            <text:p text:style-name="P37"><text:span text:style-name="T36"/></text:p>
            <text:p text:style-name="P37"><text:span text:style-name="T36"/></text:p>
            <text:p text:style-name="P37"><text:span text:style-name="T36"/></text:p>
          </table:table-cell>
        </table:table-row>
      </table:table>
      <text:p text:style-name="P39"><text:span text:style-name="T3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